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Partie</text:p>
          </table:table-cell>
          <table:table-cell office:value-type="string" calcext:value-type="string">
            <text:p>#Slides</text:p>
          </table:table-cell>
          <table:table-cell office:value-type="string" calcext:value-type="string">
            <text:p>Temps #1</text:p>
          </table:table-cell>
          <table:table-cell office:value-type="string" calcext:value-type="string">
            <text:p>Temps #2</text:p>
          </table:table-cell>
          <table:table-cell office:value-type="string" calcext:value-type="string">
            <text:p>Temps #3</text:p>
          </table:table-cell>
          <table:table-cell office:value-type="string" calcext:value-type="string">
            <text:p>Temps #4</text:p>
          </table:table-cell>
          <table:table-cell office:value-type="string" calcext:value-type="string">
            <text:p>Temsp #5</text:p>
          </table:table-cell>
          <table:table-cell office:value-type="string" calcext:value-type="string">
            <text:p>Temps #6</text:p>
          </table:table-cell>
        </table:table-row>
        <table:table-row table:style-name="ro1">
          <table:table-cell office:value-type="string" calcext:value-type="string">
            <text:p>Introduction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RPS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Découpe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Fluide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onclus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2:.C6])" office:value-type="float" office:value="85" calcext:value-type="float">
            <text:p>85</text:p>
          </table:table-cell>
          <table:table-cell table:formula="of:=SUM([.D2:.D6])"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table:formula="of:=SUM([.H2:.H6])" office:value-type="float" office:value="61" calcext:value-type="float">
            <text:p>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8">00/00/0000</text:date>, <text:time style:data-style-name="N2" text:time-value="13:01:49.0192240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teapi </meta:initial-creator>
    <meta:creation-date>2016-09-26T13:43:43.620109226</meta:creation-date>
    <dc:date>2016-09-28T13:02:32.619015321</dc:date>
    <meta:editing-duration>PT1H57M51S</meta:editing-duration>
    <meta:editing-cycles>6</meta:editing-cycles>
    <meta:generator>LibreOffice/5.2.1.2$Linux_X86_64 LibreOffice_project/20m0$Build-2</meta:generator>
    <dc:creator>manteapi </dc:creator>
    <meta:document-statistic meta:table-count="1" meta:cell-count="44" meta:object-count="0"/>
  </office:meta>
</office:document-meta>
</file>